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Andale Mono" svg:font-family="'Andale Mono'" style:font-pitch="fixed"/>
    <style:font-face style:name="Cascadia Code" svg:font-family="'Cascadia Code'" style:font-pitch="fixed"/>
    <style:font-face style:name="Cascadia Mono" svg:font-family="'Cascadia Mono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atin Modern Roman Demi" svg:font-family="'Latin Modern Roman Demi'" style:font-pitch="variable"/>
    <style:font-face style:name="Roboto Condensed" svg:font-family="'Roboto Condensed'" style:font-pitch="variable"/>
    <style:font-face style:name="Roboto Medium" svg:font-family="'Roboto Medium'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Open Sans" svg:font-family="'Ope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2.872cm" fo:min-width="6.36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2.872cm" fo:min-width="6.301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3.225cm" fo:min-width="5.901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35cm" svg:stroke-color="#c0c0c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daa520" draw:textarea-vertical-align="middle" draw:auto-grow-height="false" draw:fit-to-size="false" style:shrink-to-fit="false" fo:min-height="2.261cm" fo:min-width="4.63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daa520" draw:textarea-vertical-align="middle" draw:auto-grow-height="false" draw:fit-to-size="false" style:shrink-to-fit="false" fo:min-height="2.261cm" fo:min-width="4.63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8c00" draw:textarea-vertical-align="middle" draw:auto-grow-height="false" draw:fit-to-size="false" style:shrink-to-fit="false" fo:min-height="2.351cm" fo:min-width="4.53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8c00" draw:textarea-vertical-align="middle" draw:auto-grow-height="false" draw:fit-to-size="false" style:shrink-to-fit="false" fo:min-height="2.351cm" fo:min-width="4.533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6400" draw:textarea-vertical-align="middle" draw:auto-grow-height="false" draw:fit-to-size="false" style:shrink-to-fit="false" fo:min-height="2.415cm" fo:min-width="9.02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6400" draw:textarea-vertical-align="middle" draw:auto-grow-height="false" draw:fit-to-size="false" style:shrink-to-fit="false" fo:min-height="2.449cm" fo:min-width="9.02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width="0.035cm" svg:stroke-color="#c0c0c0" draw:marker-start-width="0.252cm" draw:marker-end="Arrow" draw:marker-end-width="0.352cm" draw:fill="solid" draw:fill-color="#808080" draw:textarea-vertical-align="middle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8b" draw:textarea-vertical-align="middle" draw:auto-grow-height="false" draw:fit-to-size="false" style:shrink-to-fit="false" fo:min-height="4.751cm" fo:min-width="4.339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6400" draw:textarea-vertical-align="middle" draw:auto-grow-height="false" draw:fit-to-size="false" style:shrink-to-fit="false" fo:min-height="2.449cm" fo:min-width="9.02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51cm" fo:min-width="2.558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28cm" fo:min-width="2.574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18cm" fo:min-width="3.698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16cm" fo:min-width="3.69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18cm" fo:min-width="3.187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228b22" draw:textarea-vertical-align="middle" draw:auto-grow-height="false" draw:fit-to-size="false" style:shrink-to-fit="false" fo:min-height="2.751cm" fo:min-width="3.20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3.225cm" fo:min-width="5.901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2.872cm" fo:min-width="6.36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0000ff" draw:textarea-vertical-align="middle" draw:auto-grow-height="false" draw:fit-to-size="false" style:shrink-to-fit="false" fo:min-height="2.872cm" fo:min-width="6.30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4500" draw:textarea-vertical-align="middle" draw:auto-grow-height="false" draw:fit-to-size="false" style:shrink-to-fit="false" fo:min-height="3.451cm" fo:min-width="4.44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800080" draw:textarea-vertical-align="middle" draw:auto-grow-height="false" draw:fit-to-size="false" style:shrink-to-fit="false" fo:min-height="3.851cm" fo:min-width="5.01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ff8c00" draw:textarea-vertical-align="middle" draw:auto-grow-height="false" draw:fit-to-size="false" style:shrink-to-fit="false" fo:min-height="2.351cm" fo:min-width="4.533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daa520" draw:textarea-vertical-align="middle" draw:auto-grow-height="false" draw:fit-to-size="false" style:shrink-to-fit="false" fo:min-height="2.295cm" fo:min-width="4.63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c71585" draw:textarea-vertical-align="middle" draw:auto-grow-height="false" draw:fit-to-size="false" style:shrink-to-fit="false" fo:min-height="3.727cm" fo:min-width="3.667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800000" draw:textarea-vertical-align="middle" draw:auto-grow-height="false" draw:fit-to-size="false" style:shrink-to-fit="false" fo:min-height="2.283cm" fo:min-width="5.033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cd5c5c" draw:textarea-vertical-align="middle" draw:auto-grow-height="false" draw:fit-to-size="false" style:shrink-to-fit="false" fo:min-height="3.138cm" fo:min-width="5.001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4682b4" draw:textarea-vertical-align="middle" draw:auto-grow-height="false" draw:fit-to-size="false" style:shrink-to-fit="false" fo:min-height="3.151cm" fo:min-width="4.101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1e90ff" draw:textarea-vertical-align="middle" draw:auto-grow-height="false" draw:fit-to-size="false" style:shrink-to-fit="false" fo:min-height="3.251cm" fo:min-width="6.10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45cm" fo:min-width="20.8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draw:stroke="solid"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36" style:family="graphic" style:parent-style-name="standard" style:list-style-name="L1">
      <style:graphic-properties draw:stroke="solid" svg:stroke-width="0.035cm" svg:stroke-color="#000000" draw:stroke-linejoin="miter" svg:stroke-linecap="butt" draw:fill="solid" draw:fill-color="#a52a2a" draw:textarea-vertical-align="middle" draw:auto-grow-height="false" draw:fit-to-size="false" style:shrink-to-fit="false" fo:min-height="3.538cm" fo:min-width="5.00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daa52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4" style:family="paragraph">
      <loext:graphic-properties draw:fill="solid" draw:fill-color="#ff8c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5" style:family="paragraph">
      <loext:graphic-properties draw:fill="solid" draw:fill-color="#0064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6" style:family="paragraph">
      <loext:graphic-properties draw:fill="solid" draw:fill-color="#80808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style:font-name="Calibri1" fo:hyphenate="false"/>
    </style:style>
    <style:style style:name="P8" style:family="paragraph">
      <loext:graphic-properties draw:fill="solid" draw:fill-color="#00008b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solid" draw:fill-color="#228b2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solid" draw:fill-color="#228b2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2" style:family="paragraph">
      <loext:graphic-properties draw:fill="solid" draw:fill-color="#ff45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3" style:family="paragraph">
      <loext:graphic-properties draw:fill="solid" draw:fill-color="#800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4" style:family="paragraph">
      <loext:graphic-properties draw:fill="solid" draw:fill-color="#c7158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5" style:family="paragraph">
      <loext:graphic-properties draw:fill="solid" draw:fill-color="#8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solid" draw:fill-color="#cd5c5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7" style:family="paragraph">
      <loext:graphic-properties draw:fill="solid" draw:fill-color="#4682b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P18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style:font-name="Calibri1" fo:font-size="18pt" style:font-size-asian="18pt" style:font-size-complex="18pt"/>
    </style:style>
    <style:style style:name="P21" style:family="paragraph">
      <loext:graphic-properties draw:fill="none" draw:fill-color="#ffffff"/>
      <style:text-properties style:font-name="Calibri1" fo:font-size="18pt" style:font-size-asian="18pt" style:font-size-complex="18pt"/>
    </style:style>
    <style:style style:name="P22" style:family="paragraph">
      <loext:graphic-properties draw:fill="solid" draw:fill-color="#a52a2a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style:font-name="Calibri1"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GB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Calibri1" fo:font-size="18pt" fo:letter-spacing="normal" fo:language="en" fo:country="GB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libri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37_0" draw:style-name="gr1" draw:text-style-name="P1" draw:layer="layout" svg:width="6.859cm" svg:height="3.121cm" svg:x="26.641cm" svg:y="15.379cm"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_0" draw:style-name="gr2" draw:text-style-name="P1" draw:layer="layout" svg:width="6.8cm" svg:height="3.121cm" svg:x="25.9cm" svg:y="11.079cm"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_0" draw:style-name="gr3" draw:text-style-name="P1" draw:layer="layout" svg:width="6.4cm" svg:height="3.474cm" svg:x="21.9cm" svg:y="6.3cm">
          <text:p text:style-name="P7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4" draw:text-style-name="P2" draw:layer="layout" draw:type="curve" draw:line-skew="2.607cm" svg:x1="22.226cm" svg:y1="18.5cm" svg:x2="2.95cm" svg:y2="11.087cm" draw:start-shape="id1" draw:start-glue-point="0" draw:end-shape="id2" svg:d="M22226 18500c0-1650-19276 2056-19276-7413" svg:viewBox="0 0 19277 7414">
          <text:p/>
        </draw:connector>
        <draw:custom-shape draw:name="Rectangle 197_1" draw:style-name="gr5" draw:text-style-name="P3" draw:layer="layout" svg:width="5.129cm" svg:height="2.544cm" svg:x="7.1cm" svg:y="19.65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_0" draw:style-name="gr6" draw:text-style-name="P3" draw:layer="layout" svg:width="5.129cm" svg:height="2.544cm" svg:x="6.8cm" svg:y="19.35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_1" draw:style-name="gr7" draw:text-style-name="P4" draw:layer="layout" svg:width="5.032cm" svg:height="2.6cm" svg:x="13.4cm" svg:y="19.6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_0" draw:style-name="gr8" draw:text-style-name="P4" draw:layer="layout" svg:width="5.032cm" svg:height="2.6cm" svg:x="13.168cm" svg:y="19.3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1" draw:style-name="gr9" draw:text-style-name="P5" draw:layer="layout" svg:width="9.524cm" svg:height="2.698cm" svg:x="8.7cm" svg:y="6.50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_0" draw:style-name="gr10" draw:text-style-name="P5" draw:layer="layout" svg:width="9.524cm" svg:height="2.698cm" svg:x="8.476cm" svg:y="6.2cm"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6" draw:layer="layout" draw:type="curve" svg:x1="24.7cm" svg:y1="20.35cm" svg:x2="29.1cm" svg:y2="14cm" draw:start-shape="id1" draw:start-glue-point="1" draw:end-shape="id3" draw:end-glue-point="2" svg:d="M24700 20350c2934 0 4400-2116 4400-6350" svg:viewBox="0 0 4401 6351">
          <text:p/>
        </draw:connector>
        <draw:custom-shape draw:name="Rectangle 4" draw:style-name="gr12" draw:text-style-name="P8" xml:id="id4" draw:id="id4" draw:layer="layout" svg:width="4.838cm" svg:height="5cm" svg:x="18.3cm" svg:y="10.5cm">
          <text:p text:style-name="P7"><text:span text:style-name="T1">Combined model (</text:span><text:span text:style-name="T2">TotalModel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3" draw:text-style-name="P5" xml:id="id8" draw:id="id8" draw:layer="layout" svg:width="9.524cm" svg:height="2.698cm" svg:x="8.2cm" svg:y="5.903cm">
          <text:p text:style-name="P7"><text:span text:style-name="T1">Image(s), per band, telescope or observation (</text:span><text:span text:style-name="T2">Image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4" draw:text-style-name="P10" xml:id="id10" draw:id="id10" draw:layer="layout" svg:width="3.057cm" svg:height="3cm" svg:x="0.758cm" svg:y="1.3cm">
          <text:p text:style-name="P9"><text:span text:style-name="T3">Count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5" draw:text-style-name="P10" xml:id="id11" draw:id="id11" draw:layer="layout" svg:width="3.073cm" svg:height="2.977cm" svg:x="4.477cm" svg:y="1.3cm">
          <text:p text:style-name="P9"><text:span text:style-name="T3">Mas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6" draw:text-style-name="P11" xml:id="id12" draw:id="id12" draw:layer="layout" svg:width="4.197cm" svg:height="2.967cm" svg:x="8.212cm" svg:y="1.3cm">
          <text:p text:style-name="P7"><text:span text:style-name="T1">Vignetted exposure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7" draw:text-style-name="P11" xml:id="id13" draw:id="id13" draw:layer="layout" svg:width="4.197cm" svg:height="2.965cm" svg:x="13.08cm" svg:y="1.3cm">
          <text:p text:style-name="P7"><text:span text:style-name="T1">Unvignetted exposure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8" draw:text-style-name="P10" xml:id="id9" draw:id="id9" draw:layer="layout" svg:width="3.686cm" svg:height="2.967cm" svg:x="17.8cm" svg:y="1.3cm">
          <text:p text:style-name="P9"><text:span text:style-name="T3">PSF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9" draw:text-style-name="P10" xml:id="id7" draw:id="id7" draw:layer="layout" svg:width="3.7cm" svg:height="3cm" svg:x="22.3cm" svg:y="1.3cm">
          <text:p text:style-name="P9"><text:span text:style-name="T3">On-axis response matri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20" draw:text-style-name="P1" xml:id="id20" draw:id="id20" draw:layer="layout" svg:width="6.4cm" svg:height="3.474cm" svg:x="21.7cm" svg:y="6.1cm">
          <text:p text:style-name="P7"><text:span text:style-name="T1">Cluster model(s)</text:span></text:p>
          <text:p text:style-name="P7"><text:span text:style-name="T1">(</text:span><text:span text:style-name="T2">ClusterNonHydro</text:span></text:p>
          <text:p text:style-name="P7"><text:span text:style-name="T2">ClusterHydro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21" draw:text-style-name="P1" xml:id="id6" draw:id="id6" draw:layer="layout" svg:width="6.859cm" svg:height="3.121cm" svg:x="26.441cm" svg:y="15.179cm">
          <text:p text:style-name="P7"><text:span text:style-name="T1">Background model(s)</text:span></text:p>
          <text:p text:style-name="P7"><text:span text:style-name="T1">(</text:span><text:span text:style-name="T2">BackModelFlat, </text:span><text:span text:style-name="T1">…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2" draw:text-style-name="P1" xml:id="id3" draw:id="id3" draw:layer="layout" svg:width="6.8cm" svg:height="3.121cm" svg:x="25.7cm" svg:y="10.879cm">
          <text:p text:style-name="P7"><text:span text:style-name="T1">Point source model(s)</text:span></text:p>
          <text:p text:style-name="P7"><text:span text:style-name="T1">(</text:span><text:span text:style-name="T2">PointPowerlaw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23" draw:text-style-name="P12" xml:id="id1" draw:id="id1" draw:layer="layout" svg:width="4.948cm" svg:height="3.7cm" svg:x="19.752cm" svg:y="18.5cm">
          <text:p text:style-name="P7"><text:span text:style-name="T1">Model parameters (</text:span><text:span text:style-name="T2">Pars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4" draw:style-name="gr24" draw:text-style-name="P13" xml:id="id5" draw:id="id5" draw:layer="layout" svg:width="5.518cm" svg:height="4.1cm" svg:x="11.8cm" svg:y="11cm">
          <text:p text:style-name="P7"><text:span text:style-name="T1">Fitting data and calculating likelihood (</text:span><text:span text:style-name="T2">Fit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4" draw:style-name="gr25" draw:text-style-name="P4" xml:id="id17" draw:id="id17" draw:layer="layout" svg:width="5.032cm" svg:height="2.6cm" svg:x="12.9cm" svg:y="19cm">
          <text:p text:style-name="P7"><text:span text:style-name="T1">Parameter 1, 2, … (</text:span><text:span text:style-name="T2">Par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7" draw:style-name="gr26" draw:text-style-name="P3" xml:id="id16" draw:id="id16" draw:layer="layout" svg:width="5.129cm" svg:height="2.544cm" svg:x="6.5cm" svg:y="19.056cm">
          <text:p text:style-name="P7"><text:span text:style-name="T1">Prior (</text:span><text:span text:style-name="T2">PriorFlat, PriorGaussian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8" draw:style-name="gr27" draw:text-style-name="P14" xml:id="id14" draw:id="id14" draw:layer="layout" svg:width="4.166cm" svg:height="3.976cm" svg:x="6.7cm" svg:y="11.1cm">
          <text:p text:style-name="P7"><text:span text:style-name="T1">Markov Chain Monte Carlo (</text:span><text:span text:style-name="T2">MCMC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1" draw:style-name="gr28" draw:text-style-name="P15" xml:id="id15" draw:id="id15" draw:layer="layout" svg:width="5.532cm" svg:height="2.532cm" svg:x="0.168cm" svg:y="12.468cm">
          <text:p text:style-name="P9"><text:span text:style-name="T3">Chain HDF5 f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29" draw:text-style-name="P16" xml:id="id2" draw:id="id2" draw:layer="layout" svg:width="5.5cm" svg:height="3.387cm" svg:x="0.2cm" svg:y="7.7cm">
          <text:p text:style-name="P7"><text:span text:style-name="T1">Calculate physical profiles (</text:span><text:span text:style-name="T2">Phys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0" draw:style-name="gr30" draw:text-style-name="P17" xml:id="id21" draw:id="id21" draw:layer="layout" svg:width="4.6cm" svg:height="3.4cm" svg:x="28.8cm" svg:y="6.1cm">
          <text:p text:style-name="P7"><text:span text:style-name="T1">Xspec rates (</text:span><text:span text:style-name="T2">ApecRateCalc, PowerlawRate</text:span><text:span text:style-name="T2"><text:line-break/></text:span><text:span text:style-name="T2">Calc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7" draw:style-name="gr31" draw:text-style-name="P18" xml:id="id19" draw:id="id19" draw:layer="layout" svg:width="6.6cm" svg:height="3.5cm" svg:x="26.8cm" svg:y="1.2cm">
          <text:p text:style-name="P9"><text:span text:style-name="T3">Profiles</text:span></text:p>
          <text:p text:style-name="P9"><text:span text:style-name="T4">(e.g. </text:span><text:span text:style-name="T2">ProfileFlat, </text:span><text:span text:style-name="T2">ProfileInterpol, <text:s/>ProfileMassNFW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" draw:text-style-name="P19" draw:layer="layout" svg:width="21.3cm" svg:height="3.7cm" svg:x="0.5cm" svg:y="0.9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5.032cm" svg:height="0.89cm" svg:x="8.9cm" svg:y="0.01cm">
          <draw:text-box>
            <text:p text:style-name="P20"><text:span text:style-name="T5">Input FITS images</text:span></text:p>
          </draw:text-box>
        </draw:frame>
        <draw:connector draw:style-name="gr34" draw:text-style-name="P2" draw:layer="layout" draw:type="line" svg:x1="18.3cm" svg:y1="13cm" svg:x2="17.318cm" svg:y2="13.05cm" draw:start-shape="id4" draw:start-glue-point="3" draw:end-shape="id5" svg:d="M18300 13000l-982 50" svg:viewBox="0 0 983 51">
          <text:p/>
        </draw:connector>
        <draw:connector draw:style-name="gr11" draw:text-style-name="P6" draw:layer="layout" draw:type="curve" svg:x1="24.7cm" svg:y1="20.35cm" svg:x2="29.87cm" svg:y2="18.3cm" draw:start-shape="id1" draw:start-glue-point="1" draw:end-shape="id6" draw:end-glue-point="2" svg:d="M24700 20350c3447 0 5170-683 5170-2050" svg:viewBox="0 0 5171 2051">
          <text:p/>
        </draw:connector>
        <draw:connector draw:style-name="gr34" draw:text-style-name="P2" draw:layer="layout" draw:type="curve" svg:x1="22.226cm" svg:y1="18.5cm" svg:x2="14.559cm" svg:y2="15.1cm" draw:start-shape="id1" draw:start-glue-point="0" draw:end-shape="id5" draw:end-glue-point="2" svg:d="M22226 18500c0-2550-7667-850-7667-3400" svg:viewBox="0 0 7668 3401">
          <text:p/>
        </draw:connector>
        <draw:connector draw:style-name="gr34" draw:text-style-name="P2" draw:layer="layout" draw:type="curve" svg:x1="24.15cm" svg:y1="4.3cm" svg:x2="12.962cm" svg:y2="5.903cm" draw:start-shape="id7" draw:start-glue-point="2" draw:end-shape="id8" draw:end-glue-point="0" svg:d="M24150 4300c0 1203-11188 402-11188 1603" svg:viewBox="0 0 11189 1604">
          <text:p/>
        </draw:connector>
        <draw:connector draw:style-name="gr34" draw:text-style-name="P2" draw:layer="layout" draw:type="curve" svg:x1="19.643cm" svg:y1="4.267cm" svg:x2="12.962cm" svg:y2="5.903cm" draw:start-shape="id9" draw:start-glue-point="2" draw:end-shape="id8" draw:end-glue-point="0" svg:d="M19643 4267c0 1227-6681 409-6681 1636" svg:viewBox="0 0 6682 1637">
          <text:p/>
        </draw:connector>
        <draw:connector draw:style-name="gr34" draw:text-style-name="P2" draw:layer="layout" draw:type="curve" svg:x1="2.286cm" svg:y1="4.3cm" svg:x2="12.962cm" svg:y2="5.903cm" draw:start-shape="id10" draw:start-glue-point="2" draw:end-shape="id8" draw:end-glue-point="0" svg:d="M2286 4300c0 1203 10676 402 10676 1603" svg:viewBox="0 0 10677 1604">
          <text:p/>
        </draw:connector>
        <draw:connector draw:style-name="gr34" draw:text-style-name="P2" draw:layer="layout" draw:type="curve" svg:x1="6.013cm" svg:y1="4.277cm" svg:x2="12.962cm" svg:y2="5.903cm" draw:start-shape="id11" draw:start-glue-point="2" draw:end-shape="id8" draw:end-glue-point="0" svg:d="M6013 4277c0 1219 6949 407 6949 1626" svg:viewBox="0 0 6950 1627">
          <text:p/>
        </draw:connector>
        <draw:connector draw:style-name="gr34" draw:text-style-name="P2" draw:layer="layout" draw:type="curve" svg:x1="10.31cm" svg:y1="4.267cm" svg:x2="12.962cm" svg:y2="5.903cm" draw:start-shape="id12" draw:start-glue-point="2" draw:end-shape="id8" svg:d="M10310 4267c0 1227 2652 409 2652 1636" svg:viewBox="0 0 2653 1637">
          <text:p/>
        </draw:connector>
        <draw:connector draw:style-name="gr34" draw:text-style-name="P2" draw:layer="layout" draw:type="curve" svg:x1="15.178cm" svg:y1="4.265cm" svg:x2="12.962cm" svg:y2="5.903cm" draw:start-shape="id13" draw:start-glue-point="2" draw:end-shape="id8" draw:end-glue-point="0" svg:d="M15178 4265c0 1228-2216 410-2216 1638" svg:viewBox="0 0 2217 1639">
          <text:p/>
        </draw:connector>
        <draw:connector draw:style-name="gr34" draw:text-style-name="P2" draw:layer="layout" draw:type="curve" svg:x1="25.7cm" svg:y1="12.439cm" svg:x2="23.138cm" svg:y2="13cm" draw:start-shape="id3" draw:start-glue-point="3" draw:end-shape="id4" draw:end-glue-point="1" svg:d="M25700 12439c-1921 0-641 561-2562 561" svg:viewBox="0 0 2563 562">
          <text:p/>
        </draw:connector>
        <draw:connector draw:style-name="gr34" draw:text-style-name="P2" draw:layer="layout" draw:type="curve" svg:x1="26.441cm" svg:y1="16.739cm" svg:x2="23.138cm" svg:y2="13cm" draw:start-shape="id6" draw:start-glue-point="3" draw:end-shape="id4" draw:end-glue-point="1" svg:d="M26441 16739c-2478 0-827-3739-3303-3739" svg:viewBox="0 0 3304 3740">
          <text:p/>
        </draw:connector>
        <draw:connector draw:style-name="gr35" draw:text-style-name="P2" draw:layer="layout" draw:type="curve" svg:x1="12.962cm" svg:y1="8.601cm" svg:x2="14.559cm" svg:y2="11cm" draw:start-shape="id8" draw:start-glue-point="2" draw:end-shape="id5" draw:end-glue-point="0" svg:d="M12962 8601c0 1800 1597 601 1597 2399" svg:viewBox="0 0 1598 2400">
          <text:p/>
        </draw:connector>
        <draw:connector draw:style-name="gr34" draw:text-style-name="P2" draw:layer="layout" draw:type="line" svg:x1="6.7cm" svg:y1="13.088cm" svg:x2="5.7cm" svg:y2="13.734cm" draw:start-shape="id14" draw:start-glue-point="3" draw:end-shape="id15" draw:end-glue-point="1" svg:d="M6700 13088l-1000 646" svg:viewBox="0 0 1001 647">
          <text:p/>
        </draw:connector>
        <draw:connector draw:style-name="gr34" draw:text-style-name="P2" draw:layer="layout" draw:type="line" svg:x1="11.8cm" svg:y1="13.05cm" svg:x2="10.866cm" svg:y2="13.088cm" draw:start-shape="id5" draw:start-glue-point="3" draw:end-shape="id14" draw:end-glue-point="1" svg:d="M11800 13050l-934 38" svg:viewBox="0 0 935 39">
          <text:p/>
        </draw:connector>
        <draw:custom-shape draw:name="Rectangle 226_0" draw:style-name="gr36" draw:text-style-name="P22" xml:id="id18" draw:id="id18" draw:layer="layout" svg:width="5.5cm" svg:height="3.787cm" svg:x="0.2cm" svg:y="16.413cm">
          <text:p text:style-name="P7"><text:span text:style-name="T1">Calculate surface brightness maps and profiles (</text:span><text:span text:style-name="T2">SBMaps</text:span><text:span text:style-name="T1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7" draw:text-style-name="P2" draw:layer="layout" draw:type="curve" svg:x1="11.629cm" svg:y1="20.328cm" svg:x2="12.9cm" svg:y2="20.3cm" draw:start-shape="id16" draw:start-glue-point="1" draw:end-shape="id17" draw:end-glue-point="3" svg:d="M11629 20328c952 0 317-28 1271-28" svg:viewBox="0 0 1272 29">
          <text:p/>
        </draw:connector>
        <draw:connector draw:style-name="gr37" draw:text-style-name="P2" draw:layer="layout" draw:type="curve" svg:x1="17.932cm" svg:y1="20.3cm" svg:x2="19.752cm" svg:y2="20.35cm" draw:start-shape="id17" draw:start-glue-point="1" draw:end-shape="id1" draw:end-glue-point="3" svg:d="M17932 20300c1365 0 455 50 1820 50" svg:viewBox="0 0 1821 51">
          <text:p/>
        </draw:connector>
        <draw:connector draw:style-name="gr34" draw:text-style-name="P2" draw:layer="layout" draw:type="curve" svg:x1="2.934cm" svg:y1="15cm" svg:x2="2.95cm" svg:y2="16.413cm" draw:start-shape="id15" draw:start-glue-point="2" draw:end-shape="id18" draw:end-glue-point="0" svg:d="M2934 15000c0 1059 16 353 16 1413" svg:viewBox="0 0 17 1414">
          <text:p/>
        </draw:connector>
        <draw:connector draw:style-name="gr34" draw:text-style-name="P2" draw:layer="layout" draw:type="curve" svg:x1="2.934cm" svg:y1="12.468cm" svg:x2="2.95cm" svg:y2="11.087cm" draw:start-shape="id15" draw:start-glue-point="0" draw:end-shape="id2" draw:end-glue-point="2" svg:d="M2934 12468c0-1036 16-346 16-1381" svg:viewBox="0 0 17 1382">
          <text:p/>
        </draw:connector>
        <draw:connector draw:style-name="gr4" draw:text-style-name="P2" draw:layer="layout" draw:type="curve" svg:x1="20.719cm" svg:y1="15.5cm" svg:x2="5.7cm" svg:y2="18.306cm" draw:start-shape="id4" draw:start-glue-point="2" draw:end-shape="id18" svg:d="M20719 15500c0 1871-5006 2806-15019 2806" svg:viewBox="0 0 15020 2807">
          <text:p/>
        </draw:connector>
        <draw:connector draw:style-name="gr34" draw:text-style-name="P2" draw:layer="layout" draw:type="curve" svg:x1="30.1cm" svg:y1="4.7cm" svg:x2="24.9cm" svg:y2="6.1cm" draw:start-shape="id19" draw:start-glue-point="2" draw:end-shape="id20" draw:end-glue-point="0" svg:d="M30100 4700c0 1050-5200 350-5200 1400" svg:viewBox="0 0 5201 1401">
          <text:p/>
        </draw:connector>
        <draw:connector draw:style-name="gr34" draw:text-style-name="P2" draw:layer="layout" draw:type="curve" svg:x1="21.7cm" svg:y1="7.837cm" svg:x2="20.719cm" svg:y2="10.5cm" draw:start-shape="id20" draw:start-glue-point="3" draw:end-shape="id4" draw:end-glue-point="0" svg:d="M21700 7837c-654 0-981 887-981 2663" svg:viewBox="0 0 982 2664">
          <text:p/>
        </draw:connector>
        <draw:connector draw:style-name="gr34" draw:text-style-name="P2" draw:layer="layout" draw:type="curve" svg:x1="28.8cm" svg:y1="7.8cm" svg:x2="28.1cm" svg:y2="7.837cm" draw:start-shape="id21" draw:start-glue-point="3" draw:end-shape="id20" draw:end-glue-point="1" svg:d="M28800 7800c-525 0-175 37-700 37" svg:viewBox="0 0 701 38">
          <text:p/>
        </draw:connector>
        <draw:connector draw:style-name="gr4" draw:text-style-name="P2" draw:layer="layout" draw:type="curve" svg:x1="22.226cm" svg:y1="18.5cm" svg:x2="2.95cm" svg:y2="16.413cm" draw:start-shape="id1" draw:start-glue-point="0" draw:end-shape="id18" draw:end-glue-point="0" svg:d="M22226 18500c0-3909-19276-2865-19276-2087" svg:viewBox="0 0 19277 2825">
          <text:p/>
        </draw:connector>
        <draw:connector draw:style-name="gr4" draw:text-style-name="P2" draw:layer="layout" draw:type="curve" svg:x1="22.226cm" svg:y1="18.5cm" svg:x2="8.783cm" svg:y2="15.076cm" draw:start-shape="id1" draw:start-glue-point="0" draw:end-shape="id14" draw:end-glue-point="2" svg:d="M22226 18500c0-2568-13443-856-13443-3424" svg:viewBox="0 0 13444 3425">
          <text:p/>
        </draw:connector>
        <draw:connector draw:style-name="gr4" draw:text-style-name="P2" draw:layer="layout" draw:type="curve" svg:x1="20.719cm" svg:y1="10.5cm" svg:x2="5.7cm" svg:y2="9.393cm" draw:start-shape="id4" draw:start-glue-point="0" draw:end-shape="id2" draw:end-glue-point="1" svg:d="M20719 10500c0-738-5006-1107-15019-1107" svg:viewBox="0 0 15020 1108">
          <text:p/>
        </draw:connector>
        <draw:connector draw:style-name="gr4" draw:text-style-name="P2" draw:layer="layout" draw:type="curve" draw:line-skew="2.163cm" svg:x1="22.226cm" svg:y1="18.5cm" svg:x2="24.9cm" svg:y2="9.574cm" draw:start-shape="id1" draw:start-glue-point="0" draw:end-shape="id20" draw:end-glue-point="2" svg:d="M22226 18500c0-3450 2674 1013 2674-8926" svg:viewBox="0 0 2675 8927">
          <text:p/>
        </draw:connector>
        <draw:connector draw:style-name="gr34" draw:text-style-name="P2" draw:layer="layout" draw:type="curve" svg:x1="31.1cm" svg:y1="9.5cm" svg:x2="29.1cm" svg:y2="10.879cm" draw:start-shape="id21" draw:start-glue-point="2" draw:end-shape="id3" draw:end-glue-point="0" svg:d="M31100 9500c0 1035-2000 346-2000 1379" svg:viewBox="0 0 2001 13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Andale Mono" svg:font-family="'Andale Mono'" style:font-pitch="fixed"/>
    <style:font-face style:name="Cascadia Code" svg:font-family="'Cascadia Code'" style:font-pitch="fixed"/>
    <style:font-face style:name="Cascadia Mono" svg:font-family="'Cascadia Mono'" style:font-pitch="fixed"/>
    <style:font-face style:name="Ubuntu Mono" svg:font-family="'Ubuntu Mono'" style:font-pitch="fixed"/>
    <style:font-face style:name="Bitstream Vera Sans Mono" svg:font-family="'Bitstream Vera Sans Mono'" style:font-family-generic="modern" style:font-pitch="fixed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atin Modern Roman Demi" svg:font-family="'Latin Modern Roman Demi'" style:font-pitch="variable"/>
    <style:font-face style:name="Roboto Condensed" svg:font-family="'Roboto Condensed'" style:font-pitch="variable"/>
    <style:font-face style:name="Roboto Medium" svg:font-family="'Roboto Medium'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Calibri1" svg:font-family="Calibri" style:font-family-generic="swiss" style:font-pitch="variable"/>
    <style:font-face style:name="Candara" svg:font-family="Candara" style:font-family-generic="swiss" style:font-pitch="variable"/>
    <style:font-face style:name="Liberation Sans1" svg:font-family="'Liberation Sans'" style:font-family-generic="swiss" style:font-pitch="variable"/>
    <style:font-face style:name="Luxi Sans" svg:font-family="'Luxi Sans'" style:font-family-generic="swiss" style:font-pitch="variable"/>
    <style:font-face style:name="Open Sans" svg:font-family="'Open Sans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3.75cm" fo:page-height="2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1T10:07:14.863315697</meta:creation-date>
    <dc:date>2023-03-01T13:44:00.433408197</dc:date>
    <meta:editing-duration>PT1H41M44S</meta:editing-duration>
    <meta:editing-cycles>17</meta:editing-cycles>
    <meta:generator>LibreOffice/6.4.7.2$Linux_X86_64 LibreOffice_project/40$Build-2</meta:generator>
    <meta:document-statistic meta:object-count="61"/>
  </office:meta>
</office:document-meta>
</file>